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59478b" officeooo:paragraph-rsid="001bf67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33" style:family="paragraph" style:parent-style-name="Table_20_Heading">
      <style:text-properties officeooo:rsid="000ea5fc" officeooo:paragraph-rsid="000e3d66"/>
    </style:style>
    <style:style style:name="P34" style:family="paragraph" style:parent-style-name="Table_20_Heading">
      <style:text-properties officeooo:rsid="000ec997" officeooo:paragraph-rsid="000e3d66"/>
    </style:style>
    <style:style style:name="P35" style:family="paragraph" style:parent-style-name="Table_20_Contents">
      <style:text-properties officeooo:rsid="000ea5fc" officeooo:paragraph-rsid="000e3d66"/>
    </style:style>
    <style:style style:name="P36" style:family="paragraph" style:parent-style-name="Table_20_Contents">
      <style:text-properties officeooo:rsid="000ec997" officeooo:paragraph-rsid="000e3d66"/>
    </style:style>
    <style:style style:name="P37" style:family="paragraph" style:parent-style-name="Standard">
      <style:text-properties officeooo:rsid="00677701" officeooo:paragraph-rsid="002322e5"/>
    </style:style>
    <style:style style:name="P38" style:family="paragraph" style:parent-style-name="Standard">
      <style:text-properties officeooo:rsid="00677701" officeooo:paragraph-rsid="00245769"/>
    </style:style>
    <style:style style:name="P39" style:family="paragraph" style:parent-style-name="Standard">
      <style:text-properties officeooo:rsid="007e70d5" officeooo:paragraph-rsid="00245769"/>
    </style:style>
    <style:style style:name="P40" style:family="paragraph" style:parent-style-name="Standard">
      <style:text-properties officeooo:rsid="008c2633" officeooo:paragraph-rsid="00245769"/>
    </style:style>
    <style:style style:name="P41" style:family="paragraph" style:parent-style-name="Standard">
      <style:text-properties officeooo:rsid="00841a7d" officeooo:paragraph-rsid="00245769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  <style:style style:name="T12" style:family="text">
      <style:text-properties officeooo:rsid="00227759"/>
    </style:style>
    <style:style style:name="T13" style:family="text">
      <style:text-properties officeooo:rsid="002322e5"/>
    </style:style>
    <style:style style:name="T14" style:family="text">
      <style:text-properties officeooo:rsid="007dece4"/>
    </style:style>
    <style:style style:name="T15" style:family="text">
      <style:text-properties officeooo:rsid="002457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26"><text:span text:style-name="T6">- </text:span><text:span text:style-name="T3">$ curl -sS https://getcomposer.org/installer | php</text:span></text:p>
      <text:p text:style-name="P29"/>
      <text:p text:style-name="P29">Utilisation de Composer pour créer le squelette :</text:p>
      <text:p text:style-name="P26"><text:span text:style-name="T6">- </text:span>$ ./<text:span text:style-name="T4">composer.phar create-project --repository-url="http://packages.zendframework.com" zendframework/skeleton-application z2d2-tuto_application </text:span><text:span text:style-name="T5">dev-master</text:span></text:p>
      <text:p text:style-name="P2"><text:span text:style-name="T6">- $ cd <text:s/></text:span><text:span text:style-name="T4">z2d2-tuto_application</text:span></text:p>
      <text:p text:style-name="P5"/>
      <text:p text:style-name="P9">Post-installation :</text:p>
      <text:p text:style-name="P30">- $ ./composer.phar self-update</text:p>
      <text:p text:style-name="P27"><text:span text:style-name="T6">- </text:span><text:span text:style-name="T7">$ ./composer.phar install</text:span></text:p>
      <text:p text:style-name="P31"/>
      <text:p text:style-name="P32">En cas de connexion lente : </text:p>
      <text:p text:style-name="P28"><text:span text:style-name="T8">- </text:span><text:span text:style-name="T9">$ COMPOSER_PROCESS_TIMEOUT=5000 php composer.phar install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cd public</text:p>
      <text:p text:style-name="P13">- $ php -S localhost:8000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33">Page</text:p>
            </table:table-cell>
            <table:table-cell table:style-name="Pages.B1" office:value-type="string">
              <text:p text:style-name="P33">Description</text:p>
            </table:table-cell>
          </table:table-row>
        </table:table-header-rows>
        <table:table-row>
          <table:table-cell table:style-name="Pages.A2" office:value-type="string">
            <text:p text:style-name="P35">Liste des albums</text:p>
          </table:table-cell>
          <table:table-cell table:style-name="Pages.B2" office:value-type="string">
            <text:p text:style-name="P35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35">Ajouter un album</text:p>
          </table:table-cell>
          <table:table-cell table:style-name="Pages.B2" office:value-type="string">
            <text:p text:style-name="P35">Fournit un formulaire permettant de créer un album.</text:p>
          </table:table-cell>
        </table:table-row>
        <table:table-row>
          <table:table-cell table:style-name="Pages.A2" office:value-type="string">
            <text:p text:style-name="P35">Éditer un album</text:p>
          </table:table-cell>
          <table:table-cell table:style-name="Pages.B2" office:value-type="string">
            <text:p text:style-name="P35">Fournit un formulaire permettant d'éditer un album.</text:p>
          </table:table-cell>
        </table:table-row>
        <table:table-row>
          <table:table-cell table:style-name="Pages.A2" office:value-type="string">
            <text:p text:style-name="P35">Supprimer un album</text:p>
          </table:table-cell>
          <table:table-cell table:style-name="Pages.B2" office:value-type="string">
            <text:p text:style-name="P35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CREATE DATABASE `z2d2-tuto` /*!40100 DEFAULT CHARACTER SET utf8 COLLATE utf8_unicode_ci */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34">Nom du champ</text:p>
            </table:table-cell>
            <table:table-cell table:style-name="TableAlbum.A1" office:value-type="string">
              <text:p text:style-name="P34">Type</text:p>
            </table:table-cell>
            <table:table-cell table:style-name="TableAlbum.A1" office:value-type="string">
              <text:p text:style-name="P34">Null ?</text:p>
            </table:table-cell>
            <table:table-cell table:style-name="TableAlbum.D1" office:value-type="string">
              <text:p text:style-name="P34">Note</text:p>
            </table:table-cell>
          </table:table-row>
        </table:table-header-rows>
        <table:table-row>
          <table:table-cell table:style-name="TableAlbum.A2" office:value-type="string">
            <text:p text:style-name="P36">id</text:p>
          </table:table-cell>
          <table:table-cell table:style-name="TableAlbum.A2" office:value-type="string">
            <text:p text:style-name="P36">integer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Clé primaire, auto incrémenté</text:p>
          </table:table-cell>
        </table:table-row>
        <table:table-row>
          <table:table-cell table:style-name="TableAlbum.A2" office:value-type="string">
            <text:p text:style-name="P36">artist</text:p>
          </table:table-cell>
          <table:table-cell table:style-name="TableAlbum.A2" office:value-type="string">
            <text:p text:style-name="P36">varchar(100)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Nom de l'artiste</text:p>
          </table:table-cell>
        </table:table-row>
        <table:table-row>
          <table:table-cell table:style-name="TableAlbum.A2" office:value-type="string">
            <text:p text:style-name="P36">title</text:p>
          </table:table-cell>
          <table:table-cell table:style-name="TableAlbum.A2" office:value-type="string">
            <text:p text:style-name="P36">varchar(100)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Titre de l'album</text:p>
          </table:table-cell>
        </table:table-row>
      </table:table>
      <text:p text:style-name="P14"/>
      <text:p text:style-name="P15"><text:bookmark-start text:name="__DdeLink__2249_1546351528"/>SET SQL_MODE="NO_AUTO_VALUE_ON_ZERO"; </text:p>
      <text:p text:style-name="P15">SET time_zone = "+00:00"; </text:p>
      <text:p text:style-name="P15"/>
      <text:p text:style-name="P15">-- </text:p>
      <text:p text:style-name="P15">-- Base de données: `z2d2-tuto` </text:p>
      <text:p text:style-name="P15">-- </text:p>
      <text:p text:style-name="P15"/>
      <text:p text:style-name="P15">-- -------------------------------------------------------- </text:p>
      <text:p text:style-name="P15"/>
      <text:p text:style-name="P15">-- </text:p>
      <text:p text:style-name="P15">-- Structure de la table `Album` </text:p>
      <text:p text:style-name="P15">-- </text:p>
      <text:p text:style-name="P15"/>
      <text:p text:style-name="P15">DROP TABLE IF EXISTS `Album`; </text:p>
      <text:p text:style-name="P15">CREATE TABLE IF NOT EXISTS `Album` ( </text:p>
      <text:p text:style-name="P15"><text:s text:c="2"/>`id` int(11) NOT NULL AUTO_INCREMENT, </text:p>
      <text:p text:style-name="P15"><text:s text:c="2"/>`artist` varchar(100) NOT NULL, </text:p>
      <text:p text:style-name="P15"><text:s text:c="2"/>`title` varchar(100) NOT NULL, </text:p>
      <text:p text:style-name="P15"><text:s text:c="2"/>PRIMARY KEY (`id`) </text:p>
      <text:p text:style-name="P15">) ENGINE=InnoDB DEFAULT CHARSET=utf8 COLLATE=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16">INSERT INTO Album (artist, title) VALUES </text:p>
      <text:p text:style-name="P16"><text:s text:c="2"/>('The <text:s/>Military <text:s/>Wives', <text:s/>'In <text:s/>My <text:s/>Dreams'),</text:p>
      <text:p text:style-name="P16"><text:s text:c="2"/>('Adele', <text:s/>'21'),</text:p>
      <text:p text:style-name="P16"><text:s text:c="2"/>('Bruce <text:s/>Springsteen', <text:s/>'Wrecking Ball (Deluxe)'),</text:p>
      <text:p text:style-name="P16"><text:s text:c="2"/>('Lana <text:s/>Del <text:s/>Rey', <text:s/>'Born <text:s/>To <text:s/>Die'),</text:p>
      <text:p text:style-name="P16"><text:s text:c="2"/>('Gotye', <text:s/>'Making <text:s/>Mirrors')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24"><text:s text:c="2"/>module</text:p>
      <text:p text:style-name="P24"><text:s text:c="4"/>/Album</text:p>
      <text:p text:style-name="P24"><text:s text:c="6"/>/config</text:p>
      <text:p text:style-name="P24"><text:s text:c="6"/>/src</text:p>
      <text:p text:style-name="P24"><text:s text:c="8"/>/Album</text:p>
      <text:p text:style-name="P24"><text:s text:c="10"/>/Controller</text:p>
      <text:p text:style-name="P24"><text:s text:c="10"/>/Form</text:p>
      <text:p text:style-name="P24"><text:s text:c="10"/>/Model</text:p>
      <text:p text:style-name="P24"><text:s text:c="6"/>/view</text:p>
      <text:p text:style-name="P24"><text:soft-page-break/><text:s text:c="8"/>/album</text:p>
      <text:p text:style-name="P25"><text:s text:c="10"/>/album</text:p>
      <text:p text:style-name="P17"/>
      <text:p text:style-name="P17">Vérifiez le fichier module/Album/Module.php :</text:p>
      <text:p text:style-name="P17"/>
      <text:p text:style-name="P17">&lt;?php</text:p>
      <text:p text:style-name="P17">namespace Album;</text:p>
      <text:p text:style-name="P17"/>
      <text:p text:style-name="P17">class Module</text:p>
      <text:p text:style-name="P17">{</text:p>
      <text:p text:style-name="P17"><text:s text:c="4"/>public function getConfig()</text:p>
      <text:p text:style-name="P17"><text:s text:c="4"/>{</text:p>
      <text:p text:style-name="P17"><text:s text:c="8"/>return include __DIR__ . '/config/module.config.php';</text:p>
      <text:p text:style-name="P17"><text:s text:c="4"/>}</text:p>
      <text:p text:style-name="P17"/>
      <text:p text:style-name="P17"><text:s text:c="4"/>public function getAutoloaderConfig()</text:p>
      <text:p text:style-name="P17"><text:s text:c="4"/>{</text:p>
      <text:p text:style-name="P17"><text:s text:c="8"/>return array(</text:p>
      <text:p text:style-name="P17"><text:s text:c="12"/>'Zend\Loader\StandardAutoloader' =&gt; array(</text:p>
      <text:p text:style-name="P17"><text:s text:c="16"/>'namespaces' =&gt; array(</text:p>
      <text:p text:style-name="P17"><text:s text:c="20"/>__NAMESPACE__ =&gt; __DIR__ . '/src/' . __NAMESPACE__,</text:p>
      <text:p text:style-name="P17"><text:s text:c="16"/>),</text:p>
      <text:p text:style-name="P17"><text:s text:c="12"/>),</text:p>
      <text:p text:style-name="P17"><text:s text:c="8"/>);</text:p>
      <text:p text:style-name="P17"><text:s text:c="4"/>}</text:p>
      <text:p text:style-name="P17">}</text:p>
      <text:p text:style-name="P17"/>
      <text:p text:style-name="P17">Et le fichier module/Album/config/module.config.php :</text:p>
      <text:p text:style-name="P17"/>
      <text:p text:style-name="P17">&lt;?php</text:p>
      <text:p text:style-name="P17">return array(</text:p>
      <text:p text:style-name="P17"><text:s text:c="4"/>'controllers' =&gt; array(</text:p>
      <text:p text:style-name="P17"><text:s text:c="8"/>'invokables' =&gt; array(</text:p>
      <text:p text:style-name="P17"><text:s text:c="12"/>'Album\Controller\Album' =&gt; 'Album\Controller\AlbumController',</text:p>
      <text:p text:style-name="P17"><text:s text:c="8"/>),</text:p>
      <text:p text:style-name="P17"><text:s text:c="4"/>),</text:p>
      <text:p text:style-name="P17"><text:s text:c="4"/>'view_manager' =&gt; array(</text:p>
      <text:p text:style-name="P17"><text:s text:c="8"/>'template_path_stack' =&gt; array(</text:p>
      <text:p text:style-name="P17"><text:s text:c="12"/>'album' =&gt; __DIR__ . '/../view',</text:p>
      <text:p text:style-name="P17"><text:s text:c="8"/>),</text:p>
      <text:p text:style-name="P17"><text:s text:c="4"/>),</text:p>
      <text:p text:style-name="P17">);</text:p>
      <text:p text:style-name="P17"/>
      <text:p text:style-name="P18">Ajouter une route au module Album :</text:p>
      <text:p text:style-name="P18">module/Album/config/module.config.php :</text:p>
      <text:p text:style-name="P19">&lt;?php </text:p>
      <text:p text:style-name="P19">return array( </text:p>
      <text:p text:style-name="P19"><text:s text:c="4"/>'controllers' =&gt; ...</text:p>
      <text:p text:style-name="P19"/>
      <text:p text:style-name="P19"><text:s text:c="4"/><text:bookmark-start text:name="__DdeLink__820_239989140"/>// Nouvelle section à ajouter dans votre fichier de configuration</text:p>
      <text:p text:style-name="P19"><text:s text:c="4"/>'router' =&gt; array( </text:p>
      <text:p text:style-name="P19"><text:s text:c="8"/>'routes' =&gt; array( </text:p>
      <text:p text:style-name="P19"><text:soft-page-break/><text:s text:c="12"/>'album' =&gt; array( </text:p>
      <text:p text:style-name="P19"><text:s text:c="16"/>'type' <text:s text:c="3"/>=&gt; 'segment', </text:p>
      <text:p text:style-name="P19"><text:s text:c="16"/>'options' =&gt; array( </text:p>
      <text:p text:style-name="P19"><text:s text:c="20"/>'route' <text:s text:c="3"/>=&gt; '/album[/][:action][/:id]', </text:p>
      <text:p text:style-name="P19"><text:s text:c="20"/>'constraints' =&gt; array( </text:p>
      <text:p text:style-name="P19"><text:s text:c="24"/>'action' =&gt; '[a-zA-Z][a-zA-Z0-9_-]*', </text:p>
      <text:p text:style-name="P19"><text:s text:c="24"/>'id' <text:s text:c="4"/>=&gt; '[0-9]+', </text:p>
      <text:p text:style-name="P19"><text:s text:c="20"/>), </text:p>
      <text:p text:style-name="P19"><text:s text:c="20"/>'defaults' =&gt; array( </text:p>
      <text:p text:style-name="P19"><text:s text:c="24"/>'controller' =&gt; 'Album\Controller\Album', </text:p>
      <text:p text:style-name="P19"><text:s text:c="24"/>'action' <text:s text:c="4"/>=&gt; 'index', </text:p>
      <text:p text:style-name="P19"><text:s text:c="20"/>), </text:p>
      <text:p text:style-name="P19"><text:s text:c="16"/>), </text:p>
      <text:p text:style-name="P19"><text:s text:c="12"/>), </text:p>
      <text:p text:style-name="P19"><text:s text:c="8"/>), </text:p>
      <text:p text:style-name="P19"><text:s text:c="4"/>), <text:bookmark-end text:name="__DdeLink__820_239989140"/></text:p>
      <text:p text:style-name="P19"/>
      <text:p text:style-name="P19"><text:s text:c="4"/>'view_manager' =&gt; ...</text:p>
      <text:p text:style-name="P19">);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&lt;?php </text:p>
      <text:p text:style-name="P22">namespace Album\Controller; </text:p>
      <text:p text:style-name="P22"/>
      <text:p text:style-name="P22">use Zend\Mvc\Controller\AbstractActionController; </text:p>
      <text:p text:style-name="P22">use Zend\View\Model\ViewModel; </text:p>
      <text:p text:style-name="P22"/>
      <text:p text:style-name="P22">class AlbumController extends AbstractActionController </text:p>
      <text:p text:style-name="P22">{ </text:p>
      <text:p text:style-name="P22"><text:s text:c="4"/>public function indexAction() { </text:p>
      <text:p text:style-name="P22"><text:s text:c="4"/>} </text:p>
      <text:p text:style-name="P22"/>
      <text:p text:style-name="P22"><text:s text:c="4"/>public function addAction() { </text:p>
      <text:p text:style-name="P22"><text:s text:c="4"/>} </text:p>
      <text:p text:style-name="P22"/>
      <text:p text:style-name="P22"><text:s text:c="4"/>public function editAction() { </text:p>
      <text:p text:style-name="P22"><text:s text:c="4"/>} </text:p>
      <text:p text:style-name="P22"/>
      <text:p text:style-name="P22"><text:s text:c="4"/>public function deleteAction() { </text:p>
      <text:p text:style-name="P22"><text:s text:c="4"/>} </text:p>
      <text:p text:style-name="P22">}</text:p>
      <text:p text:style-name="P23"/>
      <text:p text:style-name="P37"><text:bookmark-end text:name="__DdeLink__852_448785573"/><text:span text:style-name="T13">Implémenter </text:span><text:span text:style-name="T14">« Zend\Db\TableGateway\TableGateway » :</text:span></text:p>
      <text:p text:style-name="P37"><text:span text:style-name="T13">La classe Modèle du module Album :</text:span></text:p>
      <text:p text:style-name="P39">module/Album/src/Album/Model/Album.php :</text:p>
      <text:p text:style-name="P41"/>
      <text:p text:style-name="P41">&lt;?php </text:p>
      <text:p text:style-name="P41">namespace Album\Model; </text:p>
      <text:p text:style-name="P41"/>
      <text:p text:style-name="P41">class Album { </text:p>
      <text:p text:style-name="P41"><text:soft-page-break/><text:s text:c="4"/>public $id; </text:p>
      <text:p text:style-name="P41"><text:s text:c="4"/>public $artist; </text:p>
      <text:p text:style-name="P41"><text:s text:c="4"/>public $title; </text:p>
      <text:p text:style-name="P41"/>
      <text:p text:style-name="P41"><text:s text:c="4"/>public function exchangeArray($data) { </text:p>
      <text:p text:style-name="P41"><text:s text:c="8"/>$this-&gt;id <text:s text:c="4"/>= (isset($data['id']))? $data['id'] : null; </text:p>
      <text:p text:style-name="P41"><text:s text:c="8"/>$this-&gt;artist = (isset($data['artist']))? $data['artist'] : null; </text:p>
      <text:p text:style-name="P41"><text:s text:c="8"/>$this-&gt;title <text:s/>= (isset($data['title']))? $data['title'] : null; </text:p>
      <text:p text:style-name="P41"><text:s text:c="4"/>} </text:p>
      <text:p text:style-name="P41">} </text:p>
      <text:p text:style-name="P41"><text:span text:style-name="T13"/></text:p>
      <text:p text:style-name="P38"><text:span text:style-name="T15">La classe AlbumTable servant de mapper :</text:span></text:p>
      <text:p text:style-name="P39"><text:span text:style-name="T13">module/Album/src/Album/Model/Album.php :</text:span></text:p>
      <text:p text:style-name="P39"/>
      <text:p text:style-name="P40">&lt;?php</text:p>
      <text:p text:style-name="P40">namespace Album\Model;</text:p>
      <text:p text:style-name="P40"/>
      <text:p text:style-name="P40">use Zend\Db\TableGateway\TableGateway;</text:p>
      <text:p text:style-name="P40"/>
      <text:p text:style-name="P40">class AlbumTable {</text:p>
      <text:p text:style-name="P40"><text:s text:c="4"/>protected $tableGateway;</text:p>
      <text:p text:style-name="P40"/>
      <text:p text:style-name="P40"><text:s text:c="4"/>public function __construct(TableGateway $tableGateway) {</text:p>
      <text:p text:style-name="P40"><text:s text:c="8"/>$this-&gt;tableGateway = $tableGateway;</text:p>
      <text:p text:style-name="P40"><text:s text:c="4"/>}</text:p>
      <text:p text:style-name="P40"/>
      <text:p text:style-name="P40"><text:s text:c="4"/>public function fetchAll() {</text:p>
      <text:p text:style-name="P40"><text:s text:c="8"/>$resultSet = $this-&gt;tableGateway-&gt;select();</text:p>
      <text:p text:style-name="P40"><text:s text:c="8"/>return $resultSet;</text:p>
      <text:p text:style-name="P40"><text:s text:c="4"/>}</text:p>
      <text:p text:style-name="P40"/>
      <text:p text:style-name="P40"><text:s text:c="4"/>public function getAlbum($id) {</text:p>
      <text:p text:style-name="P40"><text:s text:c="8"/>$id <text:s/>= (int) $id;</text:p>
      <text:p text:style-name="P40"><text:s text:c="8"/>$rowset = $this-&gt;tableGateway-&gt;select(array('id' =&gt; $id));</text:p>
      <text:p text:style-name="P40"><text:s text:c="8"/>$row = $rowset-&gt;current();</text:p>
      <text:p text:style-name="P40"><text:s text:c="8"/>if (!$row) {</text:p>
      <text:p text:style-name="P40"><text:s text:c="12"/>throw new \Exception("Could not find row $id");</text:p>
      <text:p text:style-name="P40"><text:s text:c="8"/>}</text:p>
      <text:p text:style-name="P40"><text:s text:c="8"/>return $row;</text:p>
      <text:p text:style-name="P40"><text:s text:c="4"/>}</text:p>
      <text:p text:style-name="P40"/>
      <text:p text:style-name="P40"><text:s text:c="4"/>public function saveAlbum(Album $album) {</text:p>
      <text:p text:style-name="P40"><text:s text:c="8"/>$data = array(</text:p>
      <text:p text:style-name="P40"><text:s text:c="12"/>'artist' =&gt; $album-&gt;artist,</text:p>
      <text:p text:style-name="P40"><text:s text:c="12"/>'title' <text:s/>=&gt; $album-&gt;title,</text:p>
      <text:p text:style-name="P40"><text:s text:c="8"/>);</text:p>
      <text:p text:style-name="P40"/>
      <text:p text:style-name="P40"><text:s text:c="8"/>$id = (int)$album-&gt;id;</text:p>
      <text:p text:style-name="P40"><text:s text:c="8"/>if ($id == 0) {</text:p>
      <text:p text:style-name="P40"><text:s text:c="12"/>$this-&gt;tableGateway-&gt;insert($data);</text:p>
      <text:p text:style-name="P40"><text:s text:c="8"/>} else {</text:p>
      <text:p text:style-name="P40"><text:s text:c="12"/>if ($this-&gt;getAlbum($id)) {</text:p>
      <text:p text:style-name="P40"><text:soft-page-break/><text:s text:c="16"/>$this-&gt;tableGateway-&gt;update($data, array('id' =&gt; $id));</text:p>
      <text:p text:style-name="P40"><text:s text:c="12"/>} else {</text:p>
      <text:p text:style-name="P40"><text:s text:c="16"/>throw new \Exception('Form id does not exist');</text:p>
      <text:p text:style-name="P40"><text:s text:c="12"/>}</text:p>
      <text:p text:style-name="P40"><text:s text:c="8"/>}</text:p>
      <text:p text:style-name="P40"><text:s text:c="4"/>}</text:p>
      <text:p text:style-name="P40"/>
      <text:p text:style-name="P40"><text:s text:c="4"/>public function deleteAlbum($id) {</text:p>
      <text:p text:style-name="P40"><text:s text:c="8"/>$this-&gt;tableGateway-&gt;delete(array('id' =&gt; $id));</text:p>
      <text:p text:style-name="P40"><text:s text:c="4"/>}</text:p>
      <text:p text:style-name="P40">}</text:p>
      <text:p text:style-name="P40"><text:span text:style-name="T13"/></text:p>
      <text:p text:style-name="P4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3.6$Linux_X86_64 LibreOffice_project/360m1$Build-2</meta:generator>
    <dc:date>2013-04-19T11:52:29</dc:date>
    <dc:creator>Huby Franck</dc:creator>
    <meta:editing-duration>PT7H46M22S</meta:editing-duration>
    <meta:editing-cycles>17</meta:editing-cycles>
    <meta:document-statistic meta:table-count="2" meta:image-count="0" meta:object-count="0" meta:page-count="6" meta:paragraph-count="231" meta:word-count="771" meta:character-count="6644" meta:non-whitespace-character-count="5043"/>
  </office:meta>
</office:document-meta>
</file>